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fo:font-weight="bold" style:font-weight-asian="bold" style:font-weight-complex="bold" fo:color="#2B0057" fo:font-size="11pt" style:font-size-asian="11pt" style:font-size-complex="11pt"/>
    </style:style>
    <style:style style:name="P2" style:parent-style-name="Standard" style:family="paragraph">
      <style:paragraph-properties fo:margin-bottom="0.1388in" fo:line-height="115%"/>
      <style:text-properties fo:font-weight="bold" style:font-weight-asian="bold" style:font-weight-complex="bold" fo:color="#2B0057" fo:font-size="11pt" style:font-size-asian="11pt" style:font-size-complex="11pt"/>
    </style:style>
    <style:style style:name="P3" style:parent-style-name="Standard" style:family="paragraph">
      <style:paragraph-properties fo:margin-bottom="0.1388in" fo:line-height="115%"/>
      <style:text-properties fo:font-weight="bold" style:font-weight-asian="bold" style:font-weight-complex="bold" fo:color="#2B0057" fo:font-size="11pt" style:font-size-asian="11pt" style:font-size-complex="11pt"/>
    </style:style>
    <style:style style:name="P4" style:parent-style-name="Standard" style:family="paragraph">
      <style:paragraph-properties fo:margin-bottom="0.1388in" fo:line-height="115%"/>
      <style:text-properties fo:font-weight="bold" style:font-weight-asian="bold" style:font-weight-complex="bold" fo:color="#2B0057" fo:font-size="11pt" style:font-size-asian="11pt" style:font-size-complex="11pt"/>
    </style:style>
    <style:style style:name="P5" style:parent-style-name="Standard" style:family="paragraph">
      <style:paragraph-properties fo:margin-bottom="0.1388in" fo:line-height="115%"/>
      <style:text-properties fo:font-weight="bold" style:font-weight-asian="bold" style:font-weight-complex="bold" fo:color="#2B0057" fo:font-size="11pt" style:font-size-asian="11pt" style:font-size-complex="11pt"/>
    </style:style>
    <style:style style:name="P6" style:parent-style-name="Standard" style:family="paragraph">
      <style:paragraph-properties fo:margin-bottom="0.1388in" fo:line-height="115%"/>
      <style:text-properties fo:font-weight="bold" style:font-weight-asian="bold" style:font-weight-complex="bold" fo:color="#2B0057" fo:font-size="11pt" style:font-size-asian="11pt" style:font-size-complex="11pt"/>
    </style:style>
    <style:style style:name="P7" style:parent-style-name="Standard" style:family="paragraph">
      <style:paragraph-properties fo:margin-bottom="0.1388in" fo:line-height="115%"/>
    </style:style>
    <style:style style:name="T8" style:parent-style-name="DefaultParagraphFont" style:family="text">
      <style:text-properties fo:font-weight="bold" style:font-weight-asian="bold" style:font-weight-complex="bold" fo:color="#2B0057" fo:font-size="11pt" style:font-size-asian="11pt" style:font-size-complex="11pt"/>
    </style:style>
    <style:style style:name="P9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10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T11" style:parent-style-name="DefaultParagraphFont" style:family="text">
      <style:text-properties fo:font-weight="bold" style:font-weight-asian="bold" style:font-weight-complex="bold" fo:color="#2B0057" fo:font-size="11pt" style:font-size-asian="11pt" style:font-size-complex="11pt"/>
    </style:style>
    <style:style style:name="P12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13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14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15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16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17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T18" style:parent-style-name="DefaultParagraphFont" style:family="text">
      <style:text-properties fo:font-weight="bold" style:font-weight-asian="bold" style:font-weight-complex="bold" fo:color="#2B0057" fo:font-size="11pt" style:font-size-asian="11pt" style:font-size-complex="11pt"/>
    </style:style>
    <style:style style:name="P19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20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21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22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23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24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25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26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27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T28" style:parent-style-name="DefaultParagraphFont" style:family="text">
      <style:text-properties fo:font-weight="bold" style:font-weight-asian="bold" style:font-weight-complex="bold" fo:color="#2B0057" fo:font-size="11pt" style:font-size-asian="11pt" style:font-size-complex="11pt"/>
    </style:style>
    <style:style style:name="P29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30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31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32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33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34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35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36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37" style:parent-style-name="Standard" style:family="paragraph">
      <style:text-properties fo:font-weight="bold" style:font-weight-asian="bold" style:font-weight-complex="bold" fo:color="#2B0057" fo:font-size="11pt" style:font-size-asian="11pt" style:font-size-complex="11pt"/>
    </style:style>
    <style:style style:name="P38" style:parent-style-name="Standard" style:family="paragraph">
      <style:paragraph-properties fo:margin-bottom="0.1388in" fo:line-height="115%"/>
      <style:text-properties fo:font-weight="bold" style:font-weight-asian="bold" style:font-weight-complex="bold" fo:color="#2B0057" fo:font-size="11pt" style:font-size-asian="11pt" style:font-size-complex="11pt"/>
    </style:style>
  </office:automatic-styles>
  <office:body>
    <office:text text:use-soft-page-breaks="true">
      <text:p text:style-name="P1">1. =007208</text:p>
      <text:p text:style-name="P2">SEE LOG FOR "Act 6 Intermission 3 Part 2" IN GAMES FOLDER</text:p>
      <text:p text:style-name="P3">_</text:p>
      <text:p text:style-name="P4">2. MINISTRIFE: =007327</text:p>
      <text:p text:style-name="P5">:o)</text:p>
      <text:p text:style-name="P6">:o)</text:p>
      <text:p text:style-name="P7"><text:span text:style-name="T8">_</text:span></text:p>
      <text:p text:style-name="P9">MP1* -</text:p>
      <text:p text:style-name="P10">MP2* -</text:p>
      <text:p text:style-name="Standard"><text:span text:style-name="T11">MP3 - THERE IS NO NEED TO APPROACH THE YOUNG MISGUIDED EMPRESS</text:span></text:p>
      <text:p text:style-name="P12">SHE REMAINS BLISSFULLY UNAWARE OF THE MACHINATIONS WHICH TRANSPIRE BETWEEN THE HEROES OF RAGE</text:p>
      <text:p text:style-name="P13">LET HER TRY TO RAISE HER PATHETIC ARMY OF SOULS. SHE WILL BE DOUBLE SLAIN BY OUR LORD LIKE ALL THE OTHER MIRTHLESS HERETICS</text:p>
      <text:p text:style-name="P14">HONK</text:p>
      <text:p text:style-name="P15">*HONK*</text:p>
      <text:p text:style-name="P16">_</text:p>
      <text:p text:style-name="P17">ML1* -</text:p>
      <text:p text:style-name="Standard"><text:span text:style-name="T18">ML2 - EXCELLENT WORK, MY MAGE</text:span></text:p>
      <text:p text:style-name="P19">WITH THIS MOST RIGHTEOUS MOTHER FUCKIN PELVIC APPAREL, THE WICKED ENSEMBLE IS NOW COMPLETE</text:p>
      <text:p text:style-name="P20">IT MUST BE DELIVERED TO THE BARD OF RAGE AT ONCE, SO THAT HE MAY CONTINUE OUR MIRTHFUL MOTHER FUCKIN WORK</text:p>
      <text:p text:style-name="P21">LONG LIVE THE ANGEL OF DOUBLE DEATH</text:p>
      <text:p text:style-name="P22">CHURCH. OK, THATS ENOUGH OF MOTHER FUCKIN THAT PIOUS NOISE</text:p>
      <text:p text:style-name="P23">TIME TO RENDEZVOUS WITH MY HOMIE KILLA AND DROP THE SPECIAL SCIENCE ON HIM</text:p>
      <text:p text:style-name="P24">AY MOTHER FUCKIN MEN, MY WICKED KITTYBITCH</text:p>
      <text:p text:style-name="P25">ML3 - :o)</text:p>
      <text:p text:style-name="P26">:o)</text:p>
      <text:p text:style-name="P27">_</text:p>
      <text:p text:style-name="Standard"><text:span text:style-name="T28">GM1 - I COME BEARING THEE FINAL JOLLY ACCOUTREMENT MY FAITHFUL INVERTEBROTHER</text:span></text:p>
      <text:p text:style-name="P29">THY BARDLY REGALIA IS DONE AND FUCKING DUSTED BY THE SPECIAL STARS THEMSELVES</text:p>
      <text:p text:style-name="P30">ON THIS DAY THE DARK CARNIVAL REJOICED AND SAID IT WAS MONEY</text:p>
      <text:p text:style-name="P31">NOW BRING TO LIFE OUR WICKED RUSE WITH APLOMB MY NINJA</text:p>
      <text:p text:style-name="P32">OUR LORD AWAITS YOUR SERVITUDE AND TUTELAGE AT ONCE</text:p>
      <text:p text:style-name="P33">WE SHALL NOW BUST OPEN THESE BITCHIN ELIXIR FORTIES</text:p>
      <text:p text:style-name="P34">AND POUR SOME SWEET SWILL OUT FOR THE SOULS WHO SOON WONT BE NO MORE</text:p>
      <text:p text:style-name="P35">_</text:p>
      <text:p text:style-name="P36">* hes mutet you sdtutid fuck</text:p>
      <text:p text:style-name="P37">haha you fucking idiott, how high di you even have tO BE to FUCK UPlike that</text:p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ly Huang</dc:creator>
    <meta:creation-date>2024-12-18T01:05:00Z</meta:creation-date>
    <dc:date>2024-12-18T01:05:00Z</dc:date>
    <meta:template xlink:href="Normal.dotm" xlink:type="simple"/>
    <meta:editing-cycles>2</meta:editing-cycles>
    <meta:editing-duration>PT0S</meta:editing-duration>
    <meta:document-statistic meta:page-count="2" meta:paragraph-count="2" meta:word-count="213" meta:character-count="1428" meta:row-count="10" meta:non-whitespace-character-count="1217"/>
  </office:meta>
</office:document-meta>
</file>